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8bf" officeooo:paragraph-rsid="000c08bf"/>
    </style:style>
    <style:style style:name="P2" style:family="paragraph" style:parent-style-name="Standard">
      <style:text-properties officeooo:rsid="000c08bf" officeooo:paragraph-rsid="000c08bf"/>
    </style:style>
    <style:style style:name="T1" style:family="text">
      <style:text-properties officeooo:rsid="000cf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Mat results:</text:p>
      <text:p text:style-name="P1"/>
      <text:p text:style-name="P1">High Correlation removal:<text:line-break/></text:p>
      <text:p text:style-name="P1"><text:s/><text:span text:style-name="T1">Features:</text:span></text:p>
      <text:p text:style-name="P1"><text:tab/><text:span text:style-name="T1">Had Nan values: Ti, Ta, Hf, Re, O, Homo, Temper3, TT Temp, YS, UTS, Elong, RA, %0.1 CS, %0.2 C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21:01:16.617208105</meta:creation-date>
    <meta:generator>LibreOffice/6.0.6.2$Linux_X86_64 LibreOffice_project/00m0$Build-2</meta:generator>
    <dc:date>2018-11-22T14:36:28.073616318</dc:date>
    <meta:editing-duration>PT2H28M56S</meta:editing-duration>
    <meta:editing-cycles>2</meta:editing-cycles>
    <meta:document-statistic meta:table-count="0" meta:image-count="0" meta:object-count="0" meta:page-count="1" meta:paragraph-count="4" meta:word-count="26" meta:character-count="149" meta:non-whitespace-character-count="123"/>
  </office:meta>
</office:document-meta>
</file>